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/>
    </style:style>
    <style:style style:name="ce7" style:family="table-cell" style:parent-style-name="Hiperlink" style:data-style-name="N0">
      <style:table-cell-properties style:vertical-align="automatic" style:repeat-content="false"/>
      <style:paragraph-properties fo:text-align="start" fo:margin-left="0cm"/>
      <style:text-properties fo:color="#000000" style:text-underline-style="none" style:text-underline-type="none"/>
    </style:style>
    <style:style style:name="ce8" style:family="table-cell" style:parent-style-name="Hiperlink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text-underline-style="none" style:text-underline-type="none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30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4C6E7" style:rotation-angle="90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4C6E7" style:rotation-angle="90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4C6E7" style:rotation-angle="90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B4C6E7" style:rotation-angle="9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4.47145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4">
            <text:p>FICHA DE AVALIAÇÃO DOS PORTAIS DE TRANSPARÊNCIA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Cidade/Estado:</text:p>
          </table:table-cell>
          <table:table-cell office:value-type="string" table:number-columns-spanned="3" table:number-rows-spanned="1" table:style-name="ce3">
            <text:p>___________________________________________________________________________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9">
            <text:p>Endereço:</text:p>
          </table:table-cell>
          <table:table-cell office:value-type="string" table:number-columns-spanned="3" table:number-rows-spanned="1" table:style-name="ce3">
            <text:p>___________________________________________________________________________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Referência</text:p>
          </table:table-cell>
          <table:table-cell office:value-type="string" table:style-name="ce12">
            <text:p>Descrição</text:p>
          </table:table-cell>
          <table:table-cell office:value-type="string" table:style-name="ce12">
            <text:p>Disponível</text:p>
          </table:table-cell>
          <table:table-cell office:value-type="string" table:style-name="ce12">
            <text:p>Exemplo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5" table:style-name="ce17">
            <text:p>5 estrelas Dados Abertos*</text:p>
          </table:table-cell>
          <table:table-cell office:value-type="string" table:style-name="ce10">
            <text:p>Formato de licensa aberta</text:p>
          </table:table-cell>
          <table:table-cell office:value-type="string" table:style-name="ce16">
            <text:p>□</text:p>
          </table:table-cell>
          <table:table-cell office:value-type="string" table:style-name="ce10">
            <text:p>JPG, PDF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10">
            <text:p>Dados estruturados</text:p>
          </table:table-cell>
          <table:table-cell office:value-type="string" table:style-name="ce16">
            <text:p>□</text:p>
          </table:table-cell>
          <table:table-cell office:value-type="string" table:style-name="ce10">
            <text:p>XLS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10">
            <text:p>Software não proprietário</text:p>
          </table:table-cell>
          <table:table-cell office:value-type="string" table:style-name="ce16">
            <text:p>□</text:p>
          </table:table-cell>
          <table:table-cell office:value-type="string" table:style-name="ce11">
            <text:p>CSV, ODS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10">
            <text:p>Uso de URI's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1">
          <table:covered-table-cell/>
          <table:table-cell office:value-type="string" table:style-name="ce10">
            <text:p>Dados conectados com outros dados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number-columns-spanned="1" table:number-rows-spanned="34" table:style-name="ce17">
            <text:p>Melhores Práticas para Dados na Web**</text:p>
          </table:table-cell>
          <table:table-cell office:value-type="string" table:style-name="ce10">
            <text:p>Metadata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1">
          <table:covered-table-cell/>
          <table:table-cell office:value-type="string" table:style-name="ce10">
            <text:p>Metadata detalhada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1">
          <table:covered-table-cell/>
          <table:table-cell office:value-type="string" table:style-name="ce10">
            <text:p>Metadata estruturada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1">
          <table:covered-table-cell/>
          <table:table-cell office:value-type="string" table:style-name="ce10">
            <text:p>Informação da licensa dos dados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1">
          <table:covered-table-cell/>
          <table:table-cell office:value-type="string" table:style-name="ce10">
            <text:p>Informação da proveniência dos dados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1">
          <table:covered-table-cell/>
          <table:table-cell office:value-type="string" table:style-name="ce10">
            <text:p>Informação da qualidade dos dados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1">
          <table:covered-table-cell/>
          <table:table-cell office:value-type="string" table:style-name="ce10">
            <text:p>Informação de data ou versão dos dados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1">
          <table:covered-table-cell/>
          <table:table-cell office:value-type="string" table:style-name="ce10">
            <text:p>Identificar dados com URI's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1">
          <table:covered-table-cell/>
          <table:table-cell office:value-type="string" table:style-name="ce10">
            <text:p>URI's persistentes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Atribuir URI's <text:s/>para versões e séries dos dados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Dados padronizados para leitura de máquinas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Representação de dados local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Dados disponiblizados em diversos formatos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Reuso de vocabulários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Nível de formalização correto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Download de dados completos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Subconjuntos de dados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Negociação de conteúdo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Acesso em tempo-real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Atualização de dados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Justificativa de dados não disponíveis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Acesso de dados por API's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API's padronizadas para Web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Documentação completa das API's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Integridade de uso das API's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Identificadores preservados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Cobertura de dados avaliados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<text:span text:style-name="T2">Feedback</text:span><text:s/>dos usuários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<text:span text:style-name="T2">Feedback</text:span><text:s/>acessível aos usuários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Gerador de novos dados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Apresentação complementar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Oferecer<text:s/><text:span text:style-name="T2">feedback</text:span><text:s/>ao publicador original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Seguir termos de licensa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covered-table-cell/>
          <table:table-cell office:value-type="string" table:style-name="ce10">
            <text:p>Citar o publicador original</text:p>
          </table:table-cell>
          <table:table-cell office:value-type="string" table:style-name="ce16">
            <text:p>□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number-columns-spanned="4" table:number-rows-spanned="1" table:style-name="ce7">
            <text:p><text:a xlink:href="http://5stardata.info/en/">* http://5stardata.info/en/</text:a>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8">
            <text:p><text:a xlink:href="https://www.w3.org/TR/dwbp/">** https://www.w3.org/TR/dwbp/</text:a></text:p>
          </table:table-cell>
          <table:covered-table-cell table:number-columns-repeated="3"/>
          <table:table-cell table:number-columns-repeated="16380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i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abiano Sampaio</meta:initial-creator>
    <dc:creator>Fabiano Sampaio</dc:creator>
    <meta:creation-date>2017-05-03T17:52:15Z</meta:creation-date>
    <dc:date>2017-05-03T18:50:23Z</dc:date>
    <meta:print-date>2017-05-03T18:48:38Z</meta:print-date>
  </office:meta>
</office:document-meta>
</file>